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imp ratio</text:p>
          </table:table-cell>
          <table:table-cell table:formula="of:=[.B1]*[.B2]/50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turns ratio</text:p>
          </table:table-cell>
          <table:table-cell table:formula="of:=SQRT([.B3])" office:value-type="float" office:value="58.309518948453" calcext:value-type="float">
            <text:p>58.3095189485</text:p>
          </table:table-cell>
        </table:table-row>
        <table:table-row table:style-name="ro1">
          <table:table-cell office:value-type="string" calcext:value-type="string">
            <text:p>main loop diameter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circumference</text:p>
          </table:table-cell>
          <table:table-cell table:formula="of:=3.14*[.B5]" office:value-type="float" office:value="4.082" calcext:value-type="float">
            <text:p>4.082</text:p>
          </table:table-cell>
        </table:table-row>
        <table:table-row table:style-name="ro1">
          <table:table-cell office:value-type="string" calcext:value-type="string">
            <text:p>shared coupling length</text:p>
          </table:table-cell>
          <table:table-cell table:formula="of:=[.B6]/[.B4]" office:value-type="float" office:value="0.0700057224551721" calcext:value-type="float">
            <text:p>0.0700057225</text:p>
          </table:table-cell>
        </table:table-row>
        <table:table-row table:style-name="ro1">
          <table:table-cell office:value-type="string" calcext:value-type="string">
            <text:p>coupling loop diameter</text:p>
          </table:table-cell>
          <table:table-cell table:formula="of:=[.B5]/SQRT([.B4])" office:value-type="float" office:value="0.170244708843136" calcext:value-type="float">
            <text:p>0.17024470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 use EITHER coupled length OR coupled flux area. Total effect will be from both.</text:p>
          </table:table-cell>
          <table:table-cell/>
        </table:table-row>
        <table:table-row table:style-name="ro1">
          <table:table-cell office:value-type="string" calcext:value-type="string">
            <text:p>Could use opposite-curl loop to reduce effect of shared leng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23:49:40.746000000</meta:creation-date>
    <dc:date>2014-05-31T00:23:08.237000000</dc:date>
    <meta:editing-duration>PT22M30S</meta:editing-duration>
    <meta:editing-cycles>2</meta:editing-cycles>
    <meta:generator>LibreOffice/4.1.2.3$Windows_x86 LibreOffice_project/40b2d7fde7e8d2d7bc5a449dc65df4d08a7dd38</meta:generator>
    <meta:document-statistic meta:table-count="1" meta:cell-count="18" meta:object-count="0"/>
  </office:meta>
</office:document-meta>
</file>